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QueryParserTokenManager.jjCanMove_0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ParserTokenManager.getNextToke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Query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TokenManager.QueryParserTokenManager( 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TokenManager.jjMoveNfa_1( int startState , int curPos )</text:p>
          </table:table-cell>
          <table:table-cell office:value-type="float" office:value="156">
            <text:p text:style-name="Table_20_Contents">156</text:p>
          </table:table-cell>
          <table:table-cell office:value-type="float" office:value="168">
            <text:p text:style-name="Table_20_Contents">168</text:p>
          </table:table-cell>
          <table:table-cell office:value-type="float" office:value="347">
            <text:p text:style-name="Table_20_Contents">347</text:p>
          </table:table-cell>
        </table:table-row>
        <table:table-row>
          <table:table-cell office:value-type="string">
            <text:p text:style-name="Table_20_Contents">QueryParserTokenManager.jjStartN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TokenManager.jjMoveStringLiteralDfa0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TokenManager.jjStartNfaWithStates_1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jjMoveStringLiteralDfa0_1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ParserTokenManager.jjStopStringLiteralD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TokenManager.ReInit( 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TokenManager.ReInit( 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TokenManager.QueryParserTokenManager( 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TokenManager.jjMoveNfa_0( int startState , int curPo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QueryParserTokenManager.jjCheckNAddStates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